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monospace" svg:font-family="monospace"/>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35382a" style:font-name="sans-serif" fo:font-size="12pt" fo:letter-spacing="normal" fo:font-style="normal" fo:font-weight="normal"/>
    </style:style>
    <style:style style:name="P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5382a" style:font-name="sans-serif" fo:font-size="12pt" fo:letter-spacing="normal" fo:font-style="normal" fo:font-weight="normal"/>
    </style:style>
    <style:style style:name="P3"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5382a" style:font-name="sans-serif" fo:font-size="12pt" fo:letter-spacing="normal" fo:font-style="normal" fo:font-weight="normal"/>
    </style:style>
    <style:style style:name="P4"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5"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5382a" style:font-name="sans-serif" fo:font-size="12pt" fo:letter-spacing="normal" fo:font-style="normal" fo:font-weight="normal"/>
    </style:style>
    <style:style style:name="P6" style:family="paragraph" style:parent-style-name="Heading_20_3">
      <style:text-properties fo:font-variant="normal" fo:text-transform="none" fo:color="#35382a" style:font-name="sans-serif" fo:letter-spacing="normal" fo:font-style="normal" fo:font-weight="bold"/>
    </style:style>
    <style:style style:name="P7" style:family="paragraph" style:parent-style-name="Heading_20_3">
      <style:paragraph-properties fo:margin-left="0in" fo:margin-right="0in" fo:text-align="start" style:justify-single-word="false" fo:orphans="2" fo:widows="2" fo:text-indent="0in" style:auto-text-indent="false" fo:padding="0in" fo:border="none"/>
      <style:text-properties fo:font-variant="normal" fo:text-transform="none" fo:color="#35382a" style:font-name="sans-serif" fo:letter-spacing="normal" fo:font-style="normal" fo:font-weight="bold"/>
    </style:style>
    <style:style style:name="P8" style:family="paragraph" style:parent-style-name="Preformatted_20_Text">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5382a" fo:letter-spacing="normal"/>
    </style:style>
    <style:style style:name="P9" style:family="paragraph" style:parent-style-name="Preformatted_20_Text">
      <style:paragraph-properties fo:margin-top="0in" fo:margin-bottom="0in" style:contextual-spacing="false" fo:text-align="start" style:justify-single-word="false" fo:orphans="2" fo:widows="2" fo:padding="0in" fo:border="none"/>
      <style:text-properties fo:font-variant="normal" fo:text-transform="none" fo:color="#35382a" fo:letter-spacing="normal"/>
    </style:style>
    <style:style style:name="P10" style:family="paragraph" style:parent-style-name="Heading_20_4">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35382a" style:font-name="sans-serif" fo:letter-spacing="normal" fo:font-style="normal" fo:font-weight="bold"/>
    </style:style>
    <style:style style:name="T1" style:family="text">
      <style:text-properties fo:font-variant="normal" fo:text-transform="none" fo:color="#35382a" style:font-name="sans-serif" fo:font-size="12pt" fo:letter-spacing="normal" fo:font-style="normal" fo:font-weight="normal"/>
    </style:style>
    <style:style style:name="T2" style:family="text">
      <style:text-properties fo:font-variant="normal" fo:text-transform="none" fo:color="#800080" style:font-name="sans-serif" fo:font-size="12pt" fo:letter-spacing="normal" fo:font-style="normal" fo:font-weight="normal"/>
    </style:style>
    <style:style style:name="T3" style:family="text">
      <style:text-properties style:font-name="monospace"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GNU Free Documentation License</text:h>
      <text:p text:style-name="P1">Version 1.3, 3 November 2008</text:p>
      <text:p text:style-name="P4"><text:span text:style-name="T1">Copyright © 2000, 2001, 2002, 2007, 2008 Free Software Foundation, Inc. &lt;</text:span><text:a xlink:type="simple" xlink:href="http://fsf.org/"><text:span text:style-name="T2">http://fsf.org/</text:span></text:a><text:span text:style-name="T1">&gt;</text:span></text:p>
      <text:p text:style-name="P2">Everyone is permitted to copy and distribute verbatim copies of this license document, but changing it is not allowed.</text:p>
      <text:h text:style-name="P10" text:outline-level="4"><text:bookmark text:name="section0"/>0. PREAMBLE</text:h>
      <text:p text:style-name="P2">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This License is a kind of "copyleft", which means that derivative works of the document must themselves be free in the same sense. It complements the GNU General Public License, which is a copyleft license designed for free software.</text:p>
      <text:p text:style-name="P2">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10" text:outline-level="4"><text:bookmark text:name="section1"/>1. APPLICABILITY AND DEFINITIONS</text:h>
      <text:p text:style-name="P2">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2">A "Modified Version" of the Document means any work containing the Document or a portion of it, either copied verbatim, or with modifications and/or translated into another language.</text:p>
      <text:p text:style-name="P2">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2">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2">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2">A "Transparent" copy of the Document means a machine-readable copy, represented in a format whose specification is available to the general public, that is suitable for revising the <text:soft-page-break/>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2">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2">The "publisher" means any person or entity that distributes copies of the Document to the public.</text:p>
      <text:p text:style-name="P2">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2">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10" text:outline-level="4"><text:bookmark text:name="section2"/>2. VERBATIM COPYING</text:h>
      <text:p text:style-name="P2">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2">You may also lend copies, under the same conditions stated above, and you may publicly display copies.</text:p>
      <text:h text:style-name="P10" text:outline-level="4"><text:bookmark text:name="section3"/>3. COPYING IN QUANTITY</text:h>
      <text:p text:style-name="P2">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text:soft-page-break/>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2">If the required texts for either cover are too voluminous to fit legibly, you should put the first ones listed (as many as fit reasonably) on the actual cover, and continue the rest onto adjacent pages.</text:p>
      <text:p text:style-name="P2">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It is requested, but not required, that you contact the authors of the Document well before redistributing any large number of copies, to give them a chance to provide you with an updated version of the Document.</text:p>
      <text:h text:style-name="P10" text:outline-level="4"><text:bookmark text:name="section4"/>4. MODIFICATIONS</text:h>
      <text:p text:style-name="P2">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42538739" text:style-name="L1">
        <text:list-item>
          <text:p text:style-name="P3">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3">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3">C. State on the Title page the name of the publisher of the Modified Version, as the publisher.</text:p>
        </text:list-item>
        <text:list-item>
          <text:p text:style-name="P3">D. Preserve all the copyright notices of the Document.</text:p>
        </text:list-item>
        <text:list-item>
          <text:p text:style-name="P3">E. Add an appropriate copyright notice for your modifications adjacent to the other copyright notices.</text:p>
        </text:list-item>
        <text:list-item>
          <text:p text:style-name="P3">F. Include, immediately after the copyright notices, a license notice giving the public permission to use the Modified Version under the terms of this License, in the form shown in the Addendum below.</text:p>
        </text:list-item>
        <text:list-item>
          <text:p text:style-name="P3">G. Preserve in that license notice the full lists of Invariant Sections and required Cover Texts given in the Document's license notice.</text:p>
        </text:list-item>
        <text:list-item>
          <text:p text:style-name="P3">H. Include an unaltered copy of this License.</text:p>
        </text:list-item>
        <text:list-item>
          <text:p text:style-name="P3">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text:soft-page-break/>Page, then add an item describing the Modified Version as stated in the previous sentence.</text:p>
        </text:list-item>
        <text:list-item>
          <text:p text:style-name="P3">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3">K. For any section Entitled "Acknowledgements" or "Dedications", Preserve the Title of the section, and preserve in the section all the substance and tone of each of the contributor acknowledgements and/or dedications given therein.</text:p>
        </text:list-item>
        <text:list-item>
          <text:p text:style-name="P3">L. Preserve all the Invariant Sections of the Document, unaltered in their text and in their titles. Section numbers or the equivalent are not considered part of the section titles.</text:p>
        </text:list-item>
        <text:list-item>
          <text:p text:style-name="P3">M. Delete any section Entitled "Endorsements". Such a section may not be included in the Modified Version.</text:p>
        </text:list-item>
        <text:list-item>
          <text:p text:style-name="P3">N. Do not retitle any existing section to be Entitled "Endorsements" or to conflict in title with any Invariant Section.</text:p>
        </text:list-item>
        <text:list-item>
          <text:p text:style-name="P5">O. Preserve any Warranty Disclaimers.</text:p>
        </text:list-item>
      </text:list>
      <text:p text:style-name="P2">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2">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The author(s) and publisher(s) of the Document do not by this License give permission to use their names for publicity for or to assert or imply endorsement of any Modified Version.</text:p>
      <text:h text:style-name="P10" text:outline-level="4"><text:bookmark text:name="section5"/>5. COMBINING DOCUMENTS</text:h>
      <text:p text:style-name="P2">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text:soft-page-break/>section if known, or else a unique number. Make the same adjustment to the section titles in the list of Invariant Sections in the license notice of the combined work.</text:p>
      <text:p text:style-name="P2">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10" text:outline-level="4"><text:bookmark text:name="section6"/>6. COLLECTIONS OF DOCUMENTS</text:h>
      <text:p text:style-name="P2">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10" text:outline-level="4"><text:bookmark text:name="section7"/>7. AGGREGATION WITH INDEPENDENT WORKS</text:h>
      <text:p text:style-name="P2">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10" text:outline-level="4"><text:bookmark text:name="section8"/>8. TRANSLATION</text:h>
      <text:p text:style-name="P2">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2">If a section in the Document is Entitled "Acknowledgements", "Dedications", or "History", the requirement (section 4) to Preserve its Title (section 1) will typically require changing the actual title.</text:p>
      <text:h text:style-name="P10" text:outline-level="4"><text:bookmark text:name="section9"/>9. TERMINATION</text:h>
      <text:p text:style-name="P2">You may not copy, modify, sublicense, or distribute the Document except as expressly provided under this License. Any attempt otherwise to copy, modify, sublicense, or distribute it is void, and will automatically terminate your rights under this License.</text:p>
      <text:p text:style-name="P2">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Moreover, your license from a particular copyright holder is reinstated permanently if the copyright holder notifies you of the violation by some reasonable means, this is the first time <text:soft-page-break/>you have received notice of violation of this License (for any work) from that copyright holder, and you cure the violation prior to 30 days after your receipt of the notice.</text:p>
      <text:p text:style-name="P2">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10" text:outline-level="4"><text:bookmark text:name="section10"/>10. FUTURE REVISIONS OF THIS LICENSE</text:h>
      <text:p text:style-name="P4"><text:span text:style-name="T1">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text:span text:style-name="T2">http://www.gnu.org/copyleft/</text:span></text:a><text:span text:style-name="T1">.</text:span></text:p>
      <text:p text:style-name="P2">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10" text:outline-level="4"><text:bookmark text:name="section11"/>11. RELICENSING</text:h>
      <text:p text:style-name="P2">"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2">"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2">"Incorporate" means to publish or republish a Document, in whole or in part, as part of another Document.</text:p>
      <text:p text:style-name="P2">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2">The operator of an MMC Site may republish an MMC contained in the site under CC-BY-SA on the same site at any time before August 1, 2009, provided the MMC is eligible for relicensing.</text:p>
      <text:h text:style-name="P7" text:outline-level="3"><text:bookmark text:name="addendum"/>ADDENDUM: How to use this License for your documents</text:h>
      <text:p text:style-name="P2">To use this License in a document you have written, include a copy of the License in the document and put the following copyright and license notices just after the title page:</text:p>
      <text:p text:style-name="P8"><text:s text:c="4"/><text:span text:style-name="T3">Copyright (C) <text:s/>YEAR <text:s/>YOUR NAME.</text:span></text:p>
      <text:p text:style-name="P9"><text:s text:c="4"/><text:span text:style-name="T3">Permission is granted to copy, distribute and/or modify this document</text:span></text:p>
      <text:p text:style-name="P9"><text:s text:c="4"/><text:span text:style-name="T3">under the terms of the GNU Free Documentation License, Version 1.3</text:span></text:p>
      <text:p text:style-name="P9"><text:s text:c="4"/><text:span text:style-name="T3">or any later version published by the Free Software Foundation;</text:span></text:p>
      <text:p text:style-name="P9"><text:s text:c="4"/><text:span text:style-name="T3">with no Invariant Sections, no Front-Cover Texts, and no Back-Cover Texts.</text:span></text:p>
      <text:p text:style-name="P9"><text:s text:c="4"/><text:span text:style-name="T3">A copy of the license is included in the section entitled "GNU</text:span></text:p>
      <text:p text:style-name="P9"><text:soft-page-break/><text:s text:c="4"/><text:span text:style-name="T3">Free Documentation License".</text:span></text:p>
      <text:p text:style-name="P2">If you have Invariant Sections, Front-Cover Texts and Back-Cover Texts, replace the "with … Texts." line with this:</text:p>
      <text:p text:style-name="P8"><text:s text:c="4"/><text:span text:style-name="T3">with the Invariant Sections being LIST THEIR TITLES, with the</text:span></text:p>
      <text:p text:style-name="P9"><text:s text:c="4"/><text:span text:style-name="T3">Front-Cover Texts being LIST, and with the Back-Cover Texts being LIST.</text:span></text:p>
      <text:p text:style-name="P2">If you have Invariant Sections without Cover Texts, or some other combination of the three, merge those two alternatives to suit the situation.</text:p>
      <text:p text:style-name="P2">If your document contains nontrivial examples of program code, we recommend releasing these examples in parallel under your choice of free software license, such as the GNU General Public License, to permit their use in free softwa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monospace" svg:font-family="monospace"/>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1T22:41:08.43</meta:creation-date>
    <dc:date>2012-10-11T22:41:45.13</dc:date>
    <meta:editing-duration>P0D</meta:editing-duration>
    <meta:editing-cycles>1</meta:editing-cycles>
    <meta:document-statistic meta:table-count="0" meta:image-count="0" meta:object-count="0" meta:page-count="7" meta:paragraph-count="90" meta:word-count="3706" meta:character-count="22612" meta:non-whitespace-character-count="18973"/>
    <meta:generator>LibreOffice/3.6$Windows_x86 LibreOffice_project/da8c1e6-fd468f4-454e206-f42a4a9-143cfd</meta:generator>
  </office:meta>
</office:document-meta>
</file>